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automatic-styles>
    <style:style style:name="P1" style:family="paragraph" style:parent-style-name="Heading_20_3">
      <style:paragraph-properties fo:break-before="page"/>
    </style:style>
    <style:style style:name="P2" style:family="paragraph" style:parent-style-name="Heading_20_3">
      <style:paragraph-properties fo:text-align="start" style:justify-single-word="false"/>
      <style:text-properties officeooo:paragraph-rsid="002331f6"/>
    </style:style>
    <style:style style:name="P3" style:family="paragraph" style:parent-style-name="Heading_20_3">
      <style:text-properties officeooo:paragraph-rsid="0025fa31"/>
    </style:style>
    <style:style style:name="P4" style:family="paragraph" style:parent-style-name="Heading_20_3" style:list-style-name=""/>
    <style:style style:name="P5" style:family="paragraph" style:parent-style-name="Heading_20_3">
      <style:text-properties officeooo:paragraph-rsid="00260663"/>
    </style:style>
    <style:style style:name="P6" style:family="paragraph" style:parent-style-name="Standard">
      <style:paragraph-properties fo:text-align="start" style:justify-single-word="false"/>
      <style:text-properties officeooo:paragraph-rsid="001b91ac"/>
    </style:style>
    <style:style style:name="P7" style:family="paragraph" style:parent-style-name="Standard">
      <style:paragraph-properties fo:text-align="start" style:justify-single-word="false"/>
      <style:text-properties officeooo:paragraph-rsid="001cf627"/>
    </style:style>
    <style:style style:name="P8" style:family="paragraph" style:parent-style-name="Standard">
      <style:text-properties officeooo:paragraph-rsid="002331f6"/>
    </style:style>
    <style:style style:name="P9" style:family="paragraph" style:parent-style-name="Standard">
      <style:text-properties officeooo:paragraph-rsid="002484a4"/>
    </style:style>
    <style:style style:name="P10" style:family="paragraph" style:parent-style-name="Standard">
      <style:text-properties officeooo:rsid="0025fa31" officeooo:paragraph-rsid="0025fa31"/>
    </style:style>
    <style:style style:name="P11" style:family="paragraph" style:parent-style-name="Standard">
      <style:text-properties officeooo:paragraph-rsid="0025fa31"/>
    </style:style>
    <style:style style:name="P12" style:family="paragraph" style:parent-style-name="Text_20_body">
      <style:paragraph-properties fo:text-align="center" style:justify-single-word="false"/>
      <style:text-properties officeooo:rsid="001649ef" officeooo:paragraph-rsid="001649ef"/>
    </style:style>
    <style:style style:name="P13" style:family="paragraph" style:parent-style-name="Text_20_body">
      <style:paragraph-properties fo:text-align="start" style:justify-single-word="false"/>
      <style:text-properties officeooo:paragraph-rsid="001a54f1"/>
    </style:style>
    <style:style style:name="P14" style:family="paragraph" style:parent-style-name="Text_20_body">
      <style:paragraph-properties fo:text-align="start" style:justify-single-word="false"/>
      <style:text-properties officeooo:paragraph-rsid="001b5e69"/>
    </style:style>
    <style:style style:name="P15" style:family="paragraph" style:parent-style-name="Text_20_body">
      <style:paragraph-properties fo:text-align="start" style:justify-single-word="false"/>
      <style:text-properties officeooo:paragraph-rsid="001b91ac"/>
    </style:style>
    <style:style style:name="P16" style:family="paragraph" style:parent-style-name="Text_20_body">
      <style:paragraph-properties fo:text-align="start" style:justify-single-word="false"/>
      <style:text-properties officeooo:paragraph-rsid="001f7186"/>
    </style:style>
    <style:style style:name="P17" style:family="paragraph" style:parent-style-name="Text_20_body">
      <style:paragraph-properties fo:text-align="start" style:justify-single-word="false"/>
      <style:text-properties officeooo:paragraph-rsid="00202a58"/>
    </style:style>
    <style:style style:name="P18" style:family="paragraph" style:parent-style-name="Text_20_body">
      <style:paragraph-properties fo:text-align="start" style:justify-single-word="false"/>
      <style:text-properties officeooo:paragraph-rsid="00223b7b"/>
    </style:style>
    <style:style style:name="P19" style:family="paragraph" style:parent-style-name="Text_20_body">
      <style:paragraph-properties fo:text-align="start" style:justify-single-word="false"/>
      <style:text-properties officeooo:paragraph-rsid="00260663"/>
    </style:style>
    <style:style style:name="P20" style:family="paragraph" style:parent-style-name="Text_20_body">
      <style:paragraph-properties fo:text-align="start" style:justify-single-word="false"/>
      <style:text-properties officeooo:rsid="001921e5" officeooo:paragraph-rsid="001921e5"/>
    </style:style>
    <style:style style:name="P21" style:family="paragraph" style:parent-style-name="Text_20_body">
      <style:text-properties officeooo:paragraph-rsid="001921e5"/>
    </style:style>
    <style:style style:name="P22" style:family="paragraph" style:parent-style-name="Text_20_body">
      <style:text-properties officeooo:paragraph-rsid="001a54f1"/>
    </style:style>
    <style:style style:name="T1" style:family="text">
      <style:text-properties officeooo:rsid="001649ef"/>
    </style:style>
    <style:style style:name="T2" style:family="text">
      <style:text-properties officeooo:rsid="001a54f1"/>
    </style:style>
    <style:style style:name="T3" style:family="text">
      <style:text-properties officeooo:rsid="001b5e69"/>
    </style:style>
    <style:style style:name="T4" style:family="text">
      <style:text-properties officeooo:rsid="001b91ac"/>
    </style:style>
    <style:style style:name="T5" style:family="text">
      <style:text-properties officeooo:rsid="001cf627"/>
    </style:style>
    <style:style style:name="T6" style:family="text">
      <style:text-properties officeooo:rsid="001d8199"/>
    </style:style>
    <style:style style:name="T7" style:family="text">
      <style:text-properties officeooo:rsid="001f7186"/>
    </style:style>
    <style:style style:name="T8" style:family="text">
      <style:text-properties officeooo:rsid="00202a58"/>
    </style:style>
    <style:style style:name="T9" style:family="text">
      <style:text-properties officeooo:rsid="0020d828"/>
    </style:style>
    <style:style style:name="T10" style:family="text">
      <style:text-properties officeooo:rsid="00215846"/>
    </style:style>
    <style:style style:name="T11" style:family="text">
      <style:text-properties officeooo:rsid="00223b7b"/>
    </style:style>
    <style:style style:name="T12" style:family="text">
      <style:text-properties officeooo:rsid="00232461"/>
    </style:style>
    <style:style style:name="T13" style:family="text">
      <style:text-properties officeooo:rsid="002331f6"/>
    </style:style>
    <style:style style:name="T14" style:family="text">
      <style:text-properties fo:font-style="italic" style:font-style-asian="italic" style:font-style-complex="italic"/>
    </style:style>
    <style:style style:name="T15" style:family="text">
      <style:text-properties fo:font-style="italic" officeooo:rsid="002331f6" style:font-style-asian="italic" style:font-style-complex="italic"/>
    </style:style>
    <style:style style:name="T16" style:family="text">
      <style:text-properties fo:font-style="italic" officeooo:rsid="002484a4" style:font-style-asian="italic" style:font-style-complex="italic"/>
    </style:style>
    <style:style style:name="T17" style:family="text">
      <style:text-properties fo:font-style="italic" officeooo:rsid="0025fa31" style:font-style-asian="italic" style:font-style-complex="italic"/>
    </style:style>
    <style:style style:name="T18" style:family="text">
      <style:text-properties fo:font-style="italic" officeooo:rsid="00260663" style:font-style-asian="italic" style:font-style-complex="italic"/>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ellsprings of Redemption</text:p>
      <text:p text:style-name="P12">by Sven Nilsen, <text:span text:style-name="T13">GPT-4, </text:span>2024</text:p>
      <text:p text:style-name="P8">Genre: Historical Romance/Religious Fiction</text:p>
      <text:p text:style-name="P8"/>
      <text:h text:style-name="P3" text:outline-level="3">Foreword</text:h>
      <text:p text:style-name="Standard"><text:span text:style-name="T14">What if the origin of Christianity was a romantic story aka the book of Esthe</text:span><text:span text:style-name="T15">r, who vent viral</text:span><text:span text:style-name="T14">?</text:span></text:p>
      <text:p text:style-name="P11"><text:span text:style-name="T15"/></text:p>
      <text:p text:style-name="P11"><text:span text:style-name="T15">This hypothesis is in contrast with the scholarly consensus that a historical Jesus was likely an apocalyptic preacher, </text:span><text:span text:style-name="T17">aka Bart Ehrman</text:span><text:span text:style-name="T15">. </text:span><text:span text:style-name="T16">It is also in contrast with the hypothesis of Jesus as originally a mythological character being sacrificed in outer space, just below the Moon, </text:span><text:span text:style-name="T17">as advocated by Richard Carrier</text:span><text:span text:style-name="T16">. It also is in contrast with the minimum fact arguments suggested by Paul Ens, where Jesus’ body was lost in a mass grave.</text:span></text:p>
      <text:p text:style-name="P9"><text:span text:style-name="T16"/></text:p>
      <text:p text:style-name="P9"><text:span text:style-name="T16">Most scholars think that the part where a woman was caught in adultery and Jesus asks who is without sin, is a later fabrication.</text:span><text:span text:style-name="T17"> However, this part became an important lens for later Christians for how they viewed Mary Magdalene (Mary of Magdala). She was demoted to a prostitute.</text:span></text:p>
      <text:p text:style-name="P9"><text:span text:style-name="T17"/></text:p>
      <text:p text:style-name="P10"><text:span text:style-name="T14">However, at the time of Jesus, there was a spy network established by Herod the Great. If you take the modern genre of spy novels, then romance is frequently used. What if an unknown Jewish author started thinking about the potential for religious fiction in terms of a spy story?</text:span></text:p>
      <text:p text:style-name="P10"><text:span text:style-name="T14"/></text:p>
      <text:p text:style-name="P10"><text:span text:style-name="T14">An argument by Tovia Singer is that the Christian Messiah does not fit the Jewish narrative, since the Jews believed in a conquerer and king, not somebody who would die for their sins. Yet, in the romance genre, a “conquerer” might as well be somebody who conquers the heart.</text:span></text:p>
      <text:p text:style-name="P10"><text:span text:style-name="T14"/></text:p>
      <text:p text:style-name="P10"><text:span text:style-name="T14">The story of Jesus involves elements of conspiracy and betrayal. The aspect of forgiveness for sins is often taken as a metaphor for all humanity. What if this element of forgiveness was shown more literally and this was how this connection was made to the prophesied Messiah?</text:span></text:p>
      <text:p text:style-name="P10"><text:span text:style-name="T14"/></text:p>
      <text:p text:style-name="P10"><text:span text:style-name="T14">Using GPT-4, I generated a story, with modifications, to illustrate how well the gospel</text:span><text:span text:style-name="T18">s of Jesus</text:span><text:span text:style-name="T14"> narrative might fit a romance story, </text:span><text:span text:style-name="T18">with a particular focus on John’s Gospel. In this gospel, Jesus meets a Samaritan woman by the well of Jacob, a location associated with his romantic encounter. The meeting of a man and woman by a well was a common way to propose marriage in the ancient world. This text is only meant as a way to put forth the idea that there is a potential for interpreting the origin of Christianity through the lens of romance and religious fiction, aka the book of Esther.</text:span></text:p>
      <text:p text:style-name="P9"/>
      <text:h text:style-name="P4" text:outline-level="3"/>
      <text:h text:style-name="P1" text:outline-level="3">Chapter 1</text:h>
      <text:p text:style-name="P20">1 And it came to pass in those days, a woman named Mary of Magdala journeyed to a gathering in Samaria.</text:p>
      <text:p text:style-name="P20">2 For Mary was known among <text:span text:style-name="T9">them</text:span> for her wisdom and her courage, and she was chosen for a task of great secrecy.</text:p>
      <text:p text:style-name="P20">3 She entered the house of the gathering, where shadows danced upon the walls and voices whispered like the rustling leaves.</text:p>
      <text:p text:style-name="P21">4 There, cloaked figures entrusted unto Mary her mission, saying unto her, "Behold, among the sons of Judea and the lands surrounding, leaders arise with words that sway the masses and challenge the order."</text:p>
      <text:p text:style-name="P21">5 Mary of Magdala accepted the charge, to walk amongst the people and to mark the words of these emerging leaders, to uncover their intentions, and bring word back to those who had sent her.</text:p>
      <text:p text:style-name="P13"><text:span text:style-name="T1">6 And as Mary prepared herself for the task ahead, rumors stirred of a man called Jesus of Nazareth, who was healing the sick and those possessed of spirits in the region of Galilee.</text:span></text:p>
      <text:p text:style-name="P22"><text:span text:style-name="T9">7</text:span> Disciples gathered unto him, <text:span text:style-name="T9">t</text:span>hey left behind their nets and their trades, following the path that Jesus trod.</text:p>
      <text:p text:style-name="P22"><text:span text:style-name="T9">8</text:span> And Mary traveled to Galilee, her heart steadfast in her mission.</text:p>
      <text:h text:style-name="Heading_20_3" text:outline-level="3">Chapter 2: The Meeting</text:h>
      <text:p text:style-name="P13"><text:span text:style-name="T2">1 </text:span>And it came to pass that Mary came unto Jacob's Well in Sychar, in the heat of the day.</text:p>
      <text:p text:style-name="P13"><text:span text:style-name="T2">2 </text:span>Jesus, being wearied from His journey, sat thus on the well, and it was about the sixth hour.</text:p>
      <text:p text:style-name="P13"><text:span text:style-name="T2">3 </text:span>Mary approached to draw water, and Jesus said unto her, "Give me to drink."</text:p>
      <text:p text:style-name="P13"><text:span text:style-name="T2">4 </text:span>For His disciples were gone away unto the city to buy meat.</text:p>
      <text:p text:style-name="P13"><text:span text:style-name="T2">5 </text:span>Then saith Mary unto Him, "How is it that Thou, being a Jew, askest drink of me, which am a woman of Samaria?"</text:p>
      <text:p text:style-name="P13"><text:span text:style-name="T2">6 </text:span>The Jews have no dealings with the Samaritans, as it was known.</text:p>
      <text:p text:style-name="P13"><text:span text:style-name="T2">7 </text:span>And Jesus answered and said unto her, "If thou knewest the gift of God, and who it is that saith to thee, 'Give me to drink'; thou wouldest have asked of Him, and He would have given thee living water."</text:p>
      <text:p text:style-name="P13"><text:span text:style-name="T2">8 </text:span>Mary saith unto Him, "Sir, thou hast nothing to draw with, and the well is deep: from whence then hast thou that living water?"</text:p>
      <text:p text:style-name="P13"><text:span text:style-name="T2">9 </text:span>"Art thou greater than our father Jacob, which gave us the well, and drank thereof himself, and his children, and his cattle?"</text:p>
      <text:p text:style-name="P14"><text:span text:style-name="T3">10 </text:span>Jesus answered and said unto her, "Whosoever drinketh of this water shall thirst again."</text:p>
      <text:p text:style-name="P14"><text:span text:style-name="T3">11 </text:span>"But whosoever drinketh of the water that I shall give him shall never thirst; but the water that I shall give him shall be in him a well of water springing up into everlasting life."</text:p>
      <text:p text:style-name="P14"><text:soft-page-break/><text:span text:style-name="T3">12 </text:span>Mary pondered and said unto Him, "Sir, give me this water, that I thirst not, neither come hither to draw."</text:p>
      <text:p text:style-name="P14"><text:span text:style-name="T3">13 </text:span>Jesus saith unto her, "Go, call thy husband, and come hither."</text:p>
      <text:p text:style-name="P14"><text:span text:style-name="T3">14 </text:span>And Mary answered and said, "I have no husband."</text:p>
      <text:p text:style-name="P14"><text:span text:style-name="T3">15 </text:span>Jesus replied unto her, "Thou hast well said, 'I have no husband'."</text:p>
      <text:p text:style-name="P14"><text:span text:style-name="T3">16 </text:span>"For thou hast had five husbands; and he whom thou now hast is not thy husband: in that saidst thou truly."</text:p>
      <text:p text:style-name="P14"><text:span text:style-name="T3">18 </text:span>And Mary, being in His presence, she found herself questioning her allegiance to her mission.</text:p>
      <text:p text:style-name="P18"><text:span text:style-name="T3">1</text:span><text:span text:style-name="T11">9</text:span><text:span text:style-name="T3"> </text:span><text:span text:style-name="T11">She</text:span> perceived that Jesus was a prophet and marvelled that He spake so freely with her.</text:p>
      <text:p text:style-name="P14"><text:span text:style-name="T3">2</text:span><text:span text:style-name="T11">0</text:span><text:span text:style-name="T3"> </text:span>Mary said unto Him, "I know that Messias cometh, which is called Christ: when He is come, He will tell us all things."</text:p>
      <text:p text:style-name="P14"><text:span text:style-name="T3">2</text:span><text:span text:style-name="T11">1</text:span><text:span text:style-name="T3"> </text:span>Jesus saith unto her, "I that speak unto thee am He."</text:p>
      <text:p text:style-name="P14"><text:span text:style-name="T3">2</text:span><text:span text:style-name="T11">2</text:span><text:span text:style-name="T3"> </text:span>And upon this declaration, the woman felt a stir within her soul, like unto a wind that changeth the course of sailing ships upon the sea.</text:p>
      <text:h text:style-name="Heading_20_3" text:outline-level="3">Chapter 3: Espionage</text:h>
      <text:p text:style-name="P14"><text:span text:style-name="T3">1 </text:span>And Mary, having met the man called Jesus, resolved to follow Him under the guise of a new disciple.</text:p>
      <text:p text:style-name="P14"><text:span text:style-name="T10">2</text:span><text:span text:style-name="T3"> </text:span>In the company of the other disciples, Mary walked along the dusty roads, listening intently to the words of Jesus.</text:p>
      <text:p text:style-name="P14"><text:span text:style-name="T10">3</text:span><text:span text:style-name="T3"> </text:span>He spake unto them in parables, revealing the mysteries of the kingdom of heaven.</text:p>
      <text:p text:style-name="P14"><text:span text:style-name="T10">4</text:span><text:span text:style-name="T3"> </text:span>She beheld Jesus give sight to the blind and make the lame to walk, and her reports bore witness to these deeds.</text:p>
      <text:p text:style-name="P14"><text:span text:style-name="T10">5</text:span><text:span text:style-name="T3"> </text:span>The wonders she saw pressed upon her soul, <text:span text:style-name="T10">y</text:span>et in her observance, Mary was careful not to betray the gravity of her station, nor the tempest of her internal conflict.</text:p>
      <text:p text:style-name="P14"><text:span text:style-name="T10">6</text:span><text:span text:style-name="T3"> </text:span>In the stillness of the evening, Mary would contemplate the teachings, yielding to the yearning that such words inspired.</text:p>
      <text:p text:style-name="P14"><text:span text:style-name="T10">7</text:span><text:span text:style-name="T3"> </text:span>In the passing of days, Mary, who had come to observe the prophet, found herself among those who called Him Master.</text:p>
      <text:h text:style-name="Heading_20_3" text:outline-level="3">Chapter 4: Conflict</text:h>
      <text:p text:style-name="P15"><text:span text:style-name="T4">1 </text:span>And as the days multiplied, Mary found her dual life burdensome to bear, for her feelings toward Jesus continued to flourish.</text:p>
      <text:p text:style-name="P15"><text:span text:style-name="T11">2</text:span><text:span text:style-name="T4"> </text:span>And it was so that Jesus, perceiving the true identity of Mary, looked upon her with eyes of mercy.</text:p>
      <text:p text:style-name="P14"><text:span text:style-name="T11">3</text:span><text:span text:style-name="T4"> </text:span>His words to her were gentle, as if He knew of the great tempest within her soul.</text:p>
      <text:p text:style-name="P14"><text:span text:style-name="T11">4</text:span><text:span text:style-name="T4"> </text:span>"Come unto me, all ye that labour and are heavy laden, and I will give you rest," He proclaimed in her hearing.</text:p>
      <text:p text:style-name="P14"><text:soft-page-break/><text:span text:style-name="T11">5</text:span><text:span text:style-name="T4"> </text:span>And though these words were directed to all, Mary felt the weight of His invitation pressing upon her own heart.</text:p>
      <text:p text:style-name="P14"><text:span text:style-name="T11">6</text:span><text:span text:style-name="T4"> </text:span>She was torn asunder by her loyalty to those who sent her, to her homeland of Samaria, and to the stirrings of her heart for Jesus.</text:p>
      <text:p text:style-name="P14"><text:span text:style-name="T11">7</text:span><text:span text:style-name="T4"> </text:span>The shadows of fear whispered the consequences of betrayal, should her true motives be unveiled.</text:p>
      <text:p text:style-name="P14"><text:span text:style-name="T11">8</text:span><text:span text:style-name="T4"> </text:span>Each report sent to Samaria grew heavier to write, as if her own hands condemned her.</text:p>
      <text:p text:style-name="P14"><text:span text:style-name="T11">9</text:span><text:span text:style-name="T4"> </text:span>With every miracle, every word of wisdom that fell from Jesus' lips, her resolve wavered like a reed in the wind.</text:p>
      <text:p text:style-name="P14"><text:span text:style-name="T4">1</text:span><text:span text:style-name="T11">0</text:span><text:span text:style-name="T4"> </text:span>And in the secret chambers of her heart, she questioned what it would cost to follow Him fully, forsaking all else.</text:p>
      <text:h text:style-name="Heading_20_3" text:outline-level="3">Chapter 5: Romance</text:h>
      <text:p text:style-name="P14"><text:span text:style-name="T4">1 </text:span>And it came to pass that as Mary and Jesus conversed and broke bread together, the bond between them grew steadfast.</text:p>
      <text:p text:style-name="P14"><text:span text:style-name="T4">2 </text:span>Jesus, perceiving the burdens of her heart, spake unto her of forgiveness, a balm that touched the very depths of her soul.</text:p>
      <text:p text:style-name="P14"><text:span text:style-name="T4">3 </text:span>He told her of a love that forgives seventy times seven, a love relentless and unyielding.</text:p>
      <text:p text:style-name="P14"><text:span text:style-name="T4">4 </text:span>Mary listened, each word a wave that washed over her, cleansing and renewing her spirit.</text:p>
      <text:p text:style-name="P14"><text:span text:style-name="T11">5</text:span><text:span text:style-name="T4"> </text:span>And Mary, who once lived cloaked in secrecy, found transparency in His presence, like clear waters reflecting the heavens.</text:p>
      <text:p text:style-name="P14"><text:span text:style-name="T12">6 Jesus </text:span>loved her more than all the disciples, and used to kiss her often on her mouth.</text:p>
      <text:h text:style-name="Heading_20_3" text:outline-level="3">Chapter 6: Uncovered</text:h>
      <text:p text:style-name="P15"><text:span text:style-name="T5">1 </text:span>Now the days of secrecy waned for Mary, for her guise was unraveled by those who spied her whispers and coded parchments.</text:p>
      <text:p text:style-name="P15"><text:span text:style-name="T5">2 </text:span>She who walked in two worlds was laid bare, her purpose in their midst exposed to the light as kin to treachery.</text:p>
      <text:p text:style-name="P15"><text:span text:style-name="T5">3 </text:span>The followers of Jesus murmured among themselves, casting wary eyes upon the woman who was once cloaked in mystery.</text:p>
      <text:p text:style-name="P15"><text:span text:style-name="T5">4 </text:span>They questioned the wisdom of the Master, who had welcomed a serpent into the garden of their fellowship.</text:p>
      <text:p text:style-name="P7"><text:bookmark text:name="en-KJ21-26362"/><text:span text:style-name="T12">5 </text:span>But Jesus stooped down and with His finger wrote on the ground, as though He heard them not.</text:p>
      <text:p text:style-name="P7"/>
      <text:p text:style-name="P15"><text:span text:style-name="T12">6</text:span><text:span text:style-name="T5"> </text:span><text:bookmark text:name="en-KJ21-26363"/>So when they continued asking Him, He lifted Himself up and said unto them, “He that is without sin among you, let him first cast a stone at her.”</text:p>
      <text:p text:style-name="P6"><text:bookmark text:name="en-KJ21-26364"/><text:span text:style-name="T12">7 </text:span>And again He stooped down and wrote on the ground.</text:p>
      <text:p text:style-name="P6"/>
      <text:p text:style-name="P6"><text:span text:style-name="T12">8 </text:span>And they who heard it, being convicted by their own conscience, went out one by one, beginning with the eldest even unto the last, and Jesus was left alone with <text:span text:style-name="T12">Mary</text:span> standing in the midst.</text:p>
      <text:h text:style-name="P5" text:outline-level="3"><text:soft-page-break/>Chapter 7: Mary's Choice</text:h>
      <text:p text:style-name="P15"><text:span text:style-name="T5">1 </text:span>Confronted with the gravity of her unveiled truth and the steadfast support of Jesus, Mary's heart was rent with contrition.</text:p>
      <text:p text:style-name="P15"><text:span text:style-name="T5">2 </text:span>She fell to her knees, her guise of duplicity shed as a garment, and with a voice laden with remorse, she repented before Him.</text:p>
      <text:p text:style-name="P15"><text:span text:style-name="T5">3 </text:span>"Master," she cried, "I have walked in shadows, but now I seek the path of light that is found in thee."</text:p>
      <text:p text:style-name="P15"><text:span text:style-name="T5">4 </text:span>With words that echoed through the silent throng, she renounced her life of espionage, pledging henceforth to follow Jesus whithersoever He would go.</text:p>
      <text:p text:style-name="P15"><text:span text:style-name="T5">5 </text:span>The Master beheld her with eyes of grace and bade her rise, a disciple not by title, but by the choice of a transformed heart.</text:p>
      <text:p text:style-name="P15"><text:span text:style-name="T13">6</text:span><text:span text:style-name="T5"> </text:span>Together, they travelled the breadth of lands, Mary ever at the Master's side, learning the depths of His compassion and wisdom.</text:p>
      <text:p text:style-name="P15"><text:span text:style-name="T13">7</text:span><text:span text:style-name="T5"> </text:span>And so, Mary of Magdala, once a keeper of secrets, now proclaimed openly the truth she had come to know, her voice a clear bell amidst the chorus of the Redeemer's followers.</text:p>
      <text:p text:style-name="P19"><text:span text:style-name="T13">8</text:span><text:span text:style-name="T5"> </text:span>Her transformation was a testament to all who witnessed it, that even hearts shrouded in darkness could be brought into the radiance of redeeming love.</text:p>
      <text:h text:style-name="Heading_20_3" text:outline-level="3">Chapter 8: Sacrifice</text:h>
      <text:p text:style-name="P15"><text:span text:style-name="T6">1 </text:span>And it came to pass in those days that the authority and teachings of Jesus had kindled the ire of both the political and religious hierarchies.</text:p>
      <text:p text:style-name="P15"><text:span text:style-name="T6">2 </text:span>The elders and chief priests sought to ensnare him and deliberated upon ways to halt his influence among the people.</text:p>
      <text:p text:style-name="P15"><text:span text:style-name="T7">3 </text:span>As the Passover drew nigh, a plan was devised by the rulers to apprehend Jesus in secret, away from the multitudes.</text:p>
      <text:p text:style-name="P15"><text:span text:style-name="T7">4 </text:span>Judas, one of the twelve, was enticed by silver to betray his master and disclose unto them a suitable time and place.</text:p>
      <text:p text:style-name="P15"><text:span text:style-name="T7">5 </text:span>The eve of betrayal arrived, and Jesus was taken by the authorities whilst he prayed in the garden of Gethsemane.</text:p>
      <text:p text:style-name="P15"><text:span text:style-name="T7">6 </text:span>Mary, upon learning of his arrest, was stricken with a great distress.</text:p>
      <text:p text:style-name="P15"><text:span text:style-name="T7">7 </text:span>She wept alone, for she feared her reports had been as a dagger in the dark, instrumental in the capture of Jesus.</text:p>
      <text:p text:style-name="P15"><text:span text:style-name="T7">8 </text:span>Desperate to glimpse her Lord, she followed from afar as he was brought before the Sanhedrin.</text:p>
      <text:p text:style-name="P15"><text:span text:style-name="T7">9 </text:span>She observed in silence as false witnesses rose against him, and her heart sank within her.</text:p>
      <text:p text:style-name="P15"><text:span text:style-name="T7">10 </text:span>Jesus, beaten and carrying his cross, walked the dolorous path to Golgotha.</text:p>
      <text:p text:style-name="P15"><text:span text:style-name="T7">11 </text:span>Mary stood amidst the crowds, her eyes fixed upon the one she cherished, as he was raised upon the cross.</text:p>
      <text:p text:style-name="P15"><text:soft-page-break/><text:span text:style-name="T7">12 </text:span>As the soldiers cast lots for his garments, Jesus spoke unto those gathered, "Greater love hath no man than this, that a man lay down his life for his friends."</text:p>
      <text:p text:style-name="P15"><text:span text:style-name="T7">13 </text:span>At that moment, his gaze met Mary’s, and she knew that his sacrifice encompassed her, he forgave her silent betrayal.</text:p>
      <text:p text:style-name="P15"><text:span text:style-name="T7">14 </text:span>Darkness covered the land as the life of Jesus ebbed away upon the cross.</text:p>
      <text:p text:style-name="P15"><text:span text:style-name="T7">15 </text:span>When he had cried with a loud voice, he yielded up his spirit unto the Father.</text:p>
      <text:p text:style-name="P15"><text:span text:style-name="T7">16 </text:span>Joseph of Arimathea, a disciple in secret, begged Pilate for the body of Jesus, that he might give him a proper burial.</text:p>
      <text:p text:style-name="P15"><text:span text:style-name="T7">17 </text:span>Mary followed as they took Jesus down from the cross and wrapped him in a clean linen cloth.</text:p>
      <text:p text:style-name="P16"><text:span text:style-name="T7">18 </text:span>She saw where they laid him, in a new tomb hewn in rock, and a great stone was rolled to the door.</text:p>
      <text:h text:style-name="P2" text:outline-level="3"><text:span text:style-name="T13">Chapter 9: </text:span>Redemption</text:h>
      <text:p text:style-name="P16"><text:span text:style-name="T7">19 </text:span>On the third day, Mary returned to the sepulcher with sweet spices to anoint the body of her Lord.</text:p>
      <text:p text:style-name="P15"><text:span text:style-name="T7">20 </text:span>Behold, the earth did quake and an angel of the Lord descended from heaven, and rolled back the stone from the door.</text:p>
      <text:p text:style-name="P15"><text:span text:style-name="T7">21 </text:span>The guards shook with fear and became as dead men at the sight before them.</text:p>
      <text:p text:style-name="P15"><text:span text:style-name="T7">22 </text:span>The angel said unto Mary, "Fear not: for I know that ye seek Jesus, which was crucified."</text:p>
      <text:p text:style-name="P15"><text:span text:style-name="T7">23 </text:span>"He is not here: for he is risen, as he said. Come, see the place where the Lord lay."</text:p>
      <text:p text:style-name="P15"><text:span text:style-name="T7">24 </text:span>Mary entered the tomb, and there she saw naught but the linen clothes laid aside.</text:p>
      <text:p text:style-name="P15"><text:span text:style-name="T7">25 </text:span>And as she turned, Jesus stood before her, though she knew him not, thinking him the gardener.</text:p>
      <text:p text:style-name="P15"><text:span text:style-name="T7">26 </text:span>Jesus spoke unto her, "Woman, why weepest thou? whom seekest thou?"</text:p>
      <text:p text:style-name="P15"><text:span text:style-name="T7">27 </text:span>And when he had called her by name, “Mary,” her eyes were opened and she knew him.</text:p>
      <text:p text:style-name="P17"><text:span text:style-name="T8">28 </text:span>And she said unto him, "Rabbi, thou hast spoken of living waters; might I partake of this water, that I may thirst no more?"</text:p>
      <text:p text:style-name="P17"><text:span text:style-name="T8">29 Jesus reached out his hand and Mary, recognizing the gesture, placed her hand in his.</text:span></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2-26T23:33:54.746016290</meta:creation-date>
    <dc:date>2024-02-27T03:33:36.403628003</dc:date>
    <meta:editing-duration>PT38S</meta:editing-duration>
    <meta:editing-cycles>1</meta:editing-cycles>
    <meta:document-statistic meta:table-count="0" meta:image-count="0" meta:object-count="0" meta:page-count="6" meta:paragraph-count="117" meta:word-count="2476" meta:character-count="13313" meta:non-whitespace-character-count="10954"/>
    <meta:generator>LibreOffice/7.2.2.2$MacOSX_X86_64 LibreOffice_project/02b2acce88a210515b4a5bb2e46cbfb63fe97d56</meta:generator>
  </office:meta>
</office:document-meta>
</file>